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8032" style:font-weight-asian="bold" style:font-weight-complex="bold"/>
    </style:style>
    <style:style style:name="P2" style:family="paragraph" style:parent-style-name="Standard">
      <style:text-properties fo:font-weight="bold" officeooo:rsid="0011d369" officeooo:paragraph-rsid="0011d369" style:font-weight-asian="bold" style:font-weight-complex="bold"/>
    </style:style>
    <style:style style:name="P3" style:family="paragraph" style:parent-style-name="Standard">
      <style:text-properties fo:font-weight="bold" officeooo:rsid="0011d369" officeooo:paragraph-rsid="0012b73c" style:font-weight-asian="bold" style:font-weight-complex="bold"/>
    </style:style>
    <style:style style:name="P4" style:family="paragraph" style:parent-style-name="Standard">
      <style:text-properties fo:font-weight="bold" officeooo:rsid="0012b73c" officeooo:paragraph-rsid="0012b73c" style:font-weight-asian="bold" style:font-weight-complex="bold"/>
    </style:style>
    <style:style style:name="P5" style:family="paragraph" style:parent-style-name="Standard">
      <style:text-properties fo:font-weight="bold" officeooo:rsid="0012d39f" officeooo:paragraph-rsid="0012d39f" style:font-weight-asian="bold" style:font-weight-complex="bold"/>
    </style:style>
    <style:style style:name="P6" style:family="paragraph" style:parent-style-name="Standard">
      <style:text-properties fo:font-weight="bold" officeooo:rsid="0013e681" officeooo:paragraph-rsid="0013e681" style:font-weight-asian="bold" style:font-weight-complex="bold"/>
    </style:style>
    <style:style style:name="P7" style:family="paragraph" style:parent-style-name="Standard">
      <style:text-properties fo:font-weight="normal" officeooo:rsid="00108032" style:font-weight-asian="normal" style:font-weight-complex="normal"/>
    </style:style>
    <style:style style:name="P8" style:family="paragraph" style:parent-style-name="Standard">
      <style:text-properties fo:font-weight="normal" officeooo:rsid="0012b73c" officeooo:paragraph-rsid="0012d39f" style:font-weight-asian="normal" style:font-weight-complex="normal"/>
    </style:style>
    <style:style style:name="P9" style:family="paragraph" style:parent-style-name="Standard">
      <style:text-properties fo:font-weight="normal" officeooo:rsid="0012b73c" officeooo:paragraph-rsid="0013e681" style:font-weight-asian="normal" style:font-weight-complex="normal"/>
    </style:style>
    <style:style style:name="P10" style:family="paragraph" style:parent-style-name="Standard">
      <style:text-properties fo:font-style="normal" fo:font-weight="bold" officeooo:rsid="0012d39f" officeooo:paragraph-rsid="0012d39f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officeooo:rsid="0012b73c" officeooo:paragraph-rsid="0013e681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b73c" style:font-weight-asian="normal" style:font-weight-complex="normal"/>
    </style:style>
    <style:style style:name="T3" style:family="text">
      <style:text-properties fo:font-weight="normal" officeooo:rsid="0013e681" style:font-weight-asian="normal" style:font-weight-complex="normal"/>
    </style:style>
    <style:style style:name="T4" style:family="text">
      <style:text-properties fo:font-weight="normal" officeooo:rsid="00163055" style:font-weight-asian="normal" style:font-weight-complex="normal"/>
    </style:style>
    <style:style style:name="T5" style:family="text">
      <style:text-properties officeooo:rsid="0012b73c"/>
    </style:style>
    <style:style style:name="T6" style:family="text">
      <style:text-properties officeooo:rsid="0012d39f"/>
    </style:style>
    <style:style style:name="T7" style:family="text">
      <style:text-properties officeooo:rsid="0013e681"/>
    </style:style>
    <style:style style:name="T8" style:family="text">
      <style:text-properties officeooo:rsid="00146e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relacionada aos testes feitos:</text:p>
      <text:p text:style-name="P1"/>
      <text:p text:style-name="P2">Teste: Excessões</text:p>
      <text:p text:style-name="P2"><text:tab/><text:span text:style-name="T1">O teste das ex</text:span><text:span text:style-name="T2">e</text:span><text:span text:style-name="T1">cessões, é uma bateria de testes que checa os casos em que a string não deve ser aceita. Passar nesse teste, significa que a função não aceita outras letras na string q</text:span><text:span text:style-name="T2">ue</text:span><text:span text:style-name="T1"> não sejam I,V,X,L,C,D e M.</text:span></text:p>
      <text:p text:style-name="P4">Teste das excessões passo-a-passo:</text:p>
      <text:p text:style-name="P8">1-Testa se a função retorna -1 quando a entrada é <text:span text:style-name="T6">"ABCDE"</text:span></text:p>
      <text:p text:style-name="P8"><text:span text:style-name="T6">2</text:span>-Testa se a função retorna -1 quando a entrada é <text:span text:style-name="T6">"FGHIJ"</text:span></text:p>
      <text:p text:style-name="P8"><text:span text:style-name="T6">3</text:span>-Testa se a função retorna -1 quando a entrada é <text:span text:style-name="T6">"KLNMO"</text:span></text:p>
      <text:p text:style-name="P8"><text:span text:style-name="T6">4</text:span>-Testa se a função retorna -1 quando a entrada é <text:span text:style-name="T6">"PQRST"</text:span></text:p>
      <text:p text:style-name="P8"><text:span text:style-name="T6">5</text:span>-Testa se a função retorna -1 quando a entrada é <text:span text:style-name="T6">"UVWXYZ"</text:span></text:p>
      <text:p text:style-name="P8"><text:span text:style-name="T6">6</text:span>-Testa se a função retorna -1 quando a entrada é <text:span text:style-name="T6">"ROGE"</text:span></text:p>
      <text:p text:style-name="P8"><text:span text:style-name="T6">7</text:span>-Testa se a função retorna -1 quando a entrada é <text:span text:style-name="T6">"BEBA"</text:span></text:p>
      <text:p text:style-name="P8"><text:span text:style-name="T6">8</text:span>-Testa se a função retorna -1 quando a entrada é <text:span text:style-name="T6">"BUMBA"</text:span></text:p>
      <text:p text:style-name="P2"><text:span text:style-name="T1"/></text:p>
      <text:p text:style-name="P2">Teste:Números Errados</text:p>
      <text:p text:style-name="P2"><text:tab/><text:span text:style-name="T1">O teste dos números errados, é uma bateria de testes que checa os casos em que a string não deve ser aceita. Passar neste teste, significa que a função não aceita combinações aleatórias entre as letras <text:s/>I,V,X,L,C,D e M, o que significa que a função vai aceitar somente números romanos válidos.</text:span></text:p>
      <text:p text:style-name="P5">Teste dos números errados passo-a-passo:</text:p>
      <text:p text:style-name="P8">1-Testa se a função retorna -1 quando a entrada é <text:span text:style-name="T6">"XXXIXIX"</text:span></text:p>
      <text:p text:style-name="P8"><text:span text:style-name="T6">2</text:span>-Testa se a função retorna -1 quando a entrada é <text:span text:style-name="T6">"MXIMXI"</text:span></text:p>
      <text:p text:style-name="P8"><text:span text:style-name="T6">3</text:span>-Testa se a função retorna -1 quando a entrada é <text:span text:style-name="T6">"XMICMCIX"</text:span></text:p>
      <text:p text:style-name="P8"><text:span text:style-name="T6">4</text:span>-Testa se a função retorna -1 quando a entrada é <text:span text:style-name="T6">"MLXMCD"</text:span></text:p>
      <text:p text:style-name="P8"><text:span text:style-name="T6">5</text:span>-Testa se a função retorna -1 quando a entrada é <text:span text:style-name="T6">"MXLMXCIIV"</text:span></text:p>
      <text:p text:style-name="P8"><text:span text:style-name="T6">6</text:span>-Testa se a função retorna -1 quando a entrada é <text:span text:style-name="T6">"MIXMIMLCV"</text:span></text:p>
      <text:p text:style-name="P8"><text:span text:style-name="T6">7</text:span>-Testa se a função retorna -1 quando a entrada é <text:span text:style-name="T6">"IIIXMCC"</text:span></text:p>
      <text:p text:style-name="P8"><text:span text:style-name="T6">8</text:span>-Testa se a função retorna -1 quando a entrada é <text:span text:style-name="T6">"MCMLMC"</text:span></text:p>
      <text:p text:style-name="P5"/>
      <text:p text:style-name="P2">Teste:Unidades</text:p>
      <text:p text:style-name="P2"><text:tab/><text:span text:style-name="T1">O teste das unidades, é uma bateria de testes que checa se os números romanos, que nesse caso são de unidades, são convertidos corretamente.</text:span><text:span text:style-name="T4">Visto que os numeros romanos são, como os arábicos, uma combinação de unidades, dezenas, centenas e entre outras casas, é igualmente relevante testar tais casas uma a uma</text:span><text:span text:style-name="T1">. Passar nesse teste, significa que o programa converte corretamente </text:span><text:span text:style-name="T3">as</text:span><text:span text:style-name="T1"> unidades.</text:span></text:p>
      <text:p text:style-name="P5">Teste das unidades passo-a-passo:</text:p>
      <text:p text:style-name="P8">1-Testa se a função retorna 1 quando a entrada é <text:span text:style-name="T6">"I"</text:span></text:p>
      <text:p text:style-name="P8"><text:span text:style-name="T6">2</text:span>-Testa se a função retorna <text:span text:style-name="T6">2</text:span> quando a entrada é <text:span text:style-name="T6">"II"</text:span></text:p>
      <text:p text:style-name="P8"><text:span text:style-name="T6">3</text:span>-Testa se a função retorna <text:span text:style-name="T6">3</text:span> quando a entrada é <text:span text:style-name="T6">"III"</text:span></text:p>
      <text:p text:style-name="P8"><text:span text:style-name="T6">4</text:span>-Testa se a função retorna <text:span text:style-name="T6">4</text:span> quando a entrada é <text:span text:style-name="T6">"IV"</text:span></text:p>
      <text:p text:style-name="P8"><text:span text:style-name="T6">5</text:span>-Testa se a função retorna <text:span text:style-name="T6">5</text:span> quando a entrada é <text:span text:style-name="T6">"V"</text:span></text:p>
      <text:p text:style-name="P8"><text:span text:style-name="T6">6</text:span>-Testa se a função retorna <text:span text:style-name="T6">6</text:span> quando a entrada é <text:span text:style-name="T6">"VI"</text:span></text:p>
      <text:p text:style-name="P8"><text:span text:style-name="T6">7</text:span>-Testa se a função retorna <text:span text:style-name="T6">7</text:span> quando a entrada é <text:span text:style-name="T6">"VII"</text:span></text:p>
      <text:p text:style-name="P8"><text:span text:style-name="T6">8</text:span>-Testa se a função retorna <text:span text:style-name="T6">8</text:span> quando a entrada é <text:span text:style-name="T6">"VIII"</text:span></text:p>
      <text:p text:style-name="P8"><text:span text:style-name="T6">9</text:span>-Testa se a função retorna <text:span text:style-name="T6">9</text:span> quando a entrada é <text:span text:style-name="T6">"IX"</text:span></text:p>
      <text:p text:style-name="P2"><text:span text:style-name="T1"/></text:p>
      <text:p text:style-name="P3">Teste:<text:span text:style-name="T5">Dezenas</text:span></text:p>
      <text:p text:style-name="P3"><text:span text:style-name="T1"><text:tab/>O teste das </text:span><text:span text:style-name="T2">dezenas</text:span><text:span text:style-name="T1">, é uma bateria de testes que checa se os números romanos, que nesse caso são de </text:span><text:span text:style-name="T2">dezenas</text:span><text:span text:style-name="T1">, são convertidos corretamente. Passar nesse teste, significa que o programa converte corretamente </text:span><text:span text:style-name="T3">as</text:span><text:span text:style-name="T1"> </text:span><text:span text:style-name="T2">dezenas</text:span><text:span text:style-name="T1">.</text:span></text:p>
      <text:p text:style-name="P10">Teste das dezenas passo-a-passo:</text:p>
      <text:p text:style-name="P9"><text:soft-page-break/>1-Testa se a função retorna 1<text:span text:style-name="T7">0</text:span> quando a entrada é <text:span text:style-name="T6">"X"</text:span></text:p>
      <text:p text:style-name="P9"><text:span text:style-name="T6">2</text:span>-Testa se a função retorna <text:span text:style-name="T6">20</text:span> quando a entrada é <text:span text:style-name="T6">"XX"</text:span></text:p>
      <text:p text:style-name="P9"><text:span text:style-name="T6">3</text:span>-Testa se a função retorna <text:span text:style-name="T6">30</text:span> quando a entrada é <text:span text:style-name="T6">"XXX"</text:span></text:p>
      <text:p text:style-name="P9"><text:span text:style-name="T6">4</text:span>-Testa se a função retorna <text:span text:style-name="T6">40</text:span> quando a entrada é <text:span text:style-name="T6">"XL"</text:span></text:p>
      <text:p text:style-name="P9"><text:span text:style-name="T6">5</text:span>-Testa se a função retorna <text:span text:style-name="T6">50</text:span> quando a entrada é <text:span text:style-name="T6">"L"</text:span></text:p>
      <text:p text:style-name="P9"><text:span text:style-name="T6">6</text:span>-Testa se a função retorna <text:span text:style-name="T6">60</text:span> quando a entrada é <text:span text:style-name="T6">"LX"</text:span></text:p>
      <text:p text:style-name="P9"><text:span text:style-name="T6">7</text:span>-Testa se a função retorna <text:span text:style-name="T6">70</text:span> quando a entrada é <text:span text:style-name="T6">"LXX"</text:span></text:p>
      <text:p text:style-name="P9"><text:span text:style-name="T6">8</text:span>-Testa se a função retorna <text:span text:style-name="T6">80</text:span> quando a entrada é <text:span text:style-name="T6">"LXXX"</text:span></text:p>
      <text:p text:style-name="P11"><text:span text:style-name="T6">9</text:span>-Testa se a função retorna <text:span text:style-name="T6">90</text:span> quando a entrada é <text:span text:style-name="T6">"XC"</text:span></text:p>
      <text:p text:style-name="P3"><text:span text:style-name="T1"/></text:p>
      <text:p text:style-name="P3">Teste:<text:span text:style-name="T5">Centenas</text:span></text:p>
      <text:p text:style-name="P3"><text:span text:style-name="T1"><text:tab/>O teste das </text:span><text:span text:style-name="T2">centenas</text:span><text:span text:style-name="T1">, é uma bateria de testes que checa se os números romanos, que nesse caso são de </text:span><text:span text:style-name="T2">centenas</text:span><text:span text:style-name="T1">, são convertidos corretamente. Passar nesse teste, significa que o programa converte corretamente </text:span><text:span text:style-name="T3">as</text:span><text:span text:style-name="T1"> </text:span><text:span text:style-name="T2">centenas</text:span><text:span text:style-name="T1">.</text:span></text:p>
      <text:p text:style-name="P6">Teste das centenas passo-a-passo:</text:p>
      <text:p text:style-name="P9">1-Testa se a função retorna 1<text:span text:style-name="T7">00</text:span> quando a entrada é <text:span text:style-name="T6">"C"</text:span></text:p>
      <text:p text:style-name="P9"><text:span text:style-name="T6">2</text:span>-Testa se a função retorna <text:span text:style-name="T6">200</text:span> quando a entrada é <text:span text:style-name="T6">"CC"</text:span></text:p>
      <text:p text:style-name="P9"><text:span text:style-name="T6">3</text:span>-Testa se a função retorna <text:span text:style-name="T6">300</text:span> quando a entrada é <text:span text:style-name="T6">"CCC"</text:span></text:p>
      <text:p text:style-name="P9"><text:span text:style-name="T6">4</text:span>-Testa se a função retorna <text:span text:style-name="T6">400</text:span> quando a entrada é <text:span text:style-name="T6">"CD"</text:span></text:p>
      <text:p text:style-name="P9"><text:span text:style-name="T6">5</text:span>-Testa se a função retorna <text:span text:style-name="T6">500</text:span> quando a entrada é <text:span text:style-name="T6">"D"</text:span></text:p>
      <text:p text:style-name="P9"><text:span text:style-name="T6">6</text:span>-Testa se a função retorna <text:span text:style-name="T6">600</text:span> quando a entrada é <text:span text:style-name="T6">"DC"</text:span></text:p>
      <text:p text:style-name="P9"><text:span text:style-name="T6">7</text:span>-Testa se a função retorna <text:span text:style-name="T6">700</text:span> quando a entrada é <text:span text:style-name="T6">"DCC"</text:span></text:p>
      <text:p text:style-name="P9"><text:span text:style-name="T6">8</text:span>-Testa se a função retorna <text:span text:style-name="T6">800</text:span> quando a entrada é <text:span text:style-name="T6">"DCCC"</text:span></text:p>
      <text:p text:style-name="P11"><text:span text:style-name="T6">9</text:span>-Testa se a função retorna <text:span text:style-name="T6">900</text:span> quando a entrada é <text:span text:style-name="T6">"CM"</text:span></text:p>
      <text:p text:style-name="P3"><text:span text:style-name="T1"/></text:p>
      <text:p text:style-name="P3">Teste:<text:span text:style-name="T5">Milhares</text:span></text:p>
      <text:p text:style-name="P3"><text:span text:style-name="T1"><text:tab/>O teste d</text:span><text:span text:style-name="T2">o</text:span><text:span text:style-name="T1">s </text:span><text:span text:style-name="T2">milhares</text:span><text:span text:style-name="T1">, </text:span><text:span text:style-name="T3">são três testes</text:span><text:span text:style-name="T1"> que checa</text:span><text:span text:style-name="T3">m</text:span><text:span text:style-name="T1"> se os números romanos, que nesse caso são de </text:span><text:span text:style-name="T2">milhares</text:span><text:span text:style-name="T1">, são convertidos corretamente. Passar nesse teste, significa que o programa converte corretamente </text:span><text:span text:style-name="T3">os</text:span><text:span text:style-name="T1"> </text:span><text:span text:style-name="T2">milhares</text:span><text:span text:style-name="T1">.</text:span></text:p>
      <text:p text:style-name="P6">Teste dos milhares passo-a-passo:</text:p>
      <text:p text:style-name="P9">1-Testa se a função retorna 1<text:span text:style-name="T7">000</text:span> quando a entrada é <text:span text:style-name="T6">"M"</text:span></text:p>
      <text:p text:style-name="P9"><text:span text:style-name="T7">2</text:span>-Testa se a função retorna <text:span text:style-name="T7">2000</text:span> quando a entrada é <text:span text:style-name="T6">"MM"</text:span></text:p>
      <text:p text:style-name="P9"><text:span text:style-name="T7">3</text:span>-Testa se a função retorna <text:span text:style-name="T7">3000</text:span> quando a entrada é <text:span text:style-name="T6">"MMM"</text:span></text:p>
      <text:p text:style-name="P3"><text:span text:style-name="T1"/></text:p>
      <text:p text:style-name="P4">Teste:Números Aleatórios</text:p>
      <text:p text:style-name="P4"><text:tab/><text:span text:style-name="T1">O teste dos números aleatórios, é uma bateria de testes que checa se os números romanos, que nesse caso são números aleatórios, são convertidos corretamente. </text:span><text:span text:style-name="T4">Os números selecionados foram totalmente arbitrários</text:span><text:span text:style-name="T1">. Esse é o ultimo teste, passar nele significa que o programa converte qualquer número entre 1 até 3000 corretamente. </text:span></text:p>
      <text:p text:style-name="P6">Teste dos números aleatórios passo-a-passo:</text:p>
      <text:p text:style-name="P9">1-Testa se a função retorna <text:span text:style-name="T7">18</text:span> quando a entrada é <text:span text:style-name="T6">"XVIII"</text:span></text:p>
      <text:p text:style-name="P9"><text:span text:style-name="T6">2</text:span>-Testa se a função retorna <text:span text:style-name="T7">34</text:span> quando a entrada é <text:span text:style-name="T6">"XXXIV"</text:span></text:p>
      <text:p text:style-name="P9"><text:span text:style-name="T6">3</text:span>-Testa se a função retorna <text:span text:style-name="T7">41</text:span> quando a entrada é <text:span text:style-name="T6">"XLI"</text:span></text:p>
      <text:p text:style-name="P9"><text:span text:style-name="T6">4</text:span>-Testa se a função retorna <text:span text:style-name="T7">56</text:span> quando a entrada é <text:span text:style-name="T6">"XLI"</text:span></text:p>
      <text:p text:style-name="P9"><text:span text:style-name="T6">5</text:span>-Testa se a função retorna <text:span text:style-name="T7">97</text:span> quando a entrada é <text:span text:style-name="T6">"XCVII"</text:span></text:p>
      <text:p text:style-name="P9"><text:span text:style-name="T6">6</text:span>-Testa se a função retorna <text:span text:style-name="T7">132</text:span> quando a entrada é <text:span text:style-name="T6">"CXXXII"</text:span></text:p>
      <text:p text:style-name="P9"><text:span text:style-name="T6">7</text:span>-Testa se a função retorna <text:span text:style-name="T8">217</text:span> quando a entrada é <text:span text:style-name="T6">"CCXVII"</text:span></text:p>
      <text:p text:style-name="P9"><text:span text:style-name="T6">8</text:span>-Testa se a função retorna <text:span text:style-name="T8">324</text:span> quando a entrada é <text:span text:style-name="T6">"CCCXXIV"</text:span></text:p>
      <text:p text:style-name="P11"><text:span text:style-name="T6">9</text:span>-Testa se a função retorna <text:span text:style-name="T8">477</text:span> quando a entrada é <text:span text:style-name="T6">"CDLXXVII"</text:span></text:p>
      <text:p text:style-name="P9">1<text:span text:style-name="T7">0</text:span>-Testa se a função retorna <text:span text:style-name="T8">531</text:span> quando a entrada é <text:span text:style-name="T6">"DXXXI"</text:span></text:p>
      <text:p text:style-name="P9"><text:span text:style-name="T7">12</text:span>-Testa se a função retorna <text:span text:style-name="T8">689</text:span> quando a entrada é <text:span text:style-name="T6">"DCLXXXIX"</text:span></text:p>
      <text:p text:style-name="P9"><text:span text:style-name="T7">13</text:span>-Testa se a função retorna <text:span text:style-name="T8">725</text:span> quando a entrada é <text:span text:style-name="T6">"DCCXXV"</text:span></text:p>
      <text:p text:style-name="P9"><text:soft-page-break/><text:span text:style-name="T7">14</text:span>-Testa se a função retorna <text:span text:style-name="T8">863</text:span> quando a entrada é <text:span text:style-name="T6">"DCCCLXIII"</text:span></text:p>
      <text:p text:style-name="P9"><text:span text:style-name="T7">15</text:span>-Testa se a função retorna <text:span text:style-name="T8">961</text:span> quando a entrada é <text:span text:style-name="T6">"CMLXI"</text:span></text:p>
      <text:p text:style-name="P9"><text:span text:style-name="T7">16</text:span>-Testa se a função retorna <text:span text:style-name="T8">1307</text:span> quando a entrada é <text:span text:style-name="T6">"MCCCVII"</text:span></text:p>
      <text:p text:style-name="P9"><text:span text:style-name="T7">17</text:span>-Testa se a função retorna <text:span text:style-name="T8">1422</text:span> quando a entrada é <text:span text:style-name="T6">"MCDXXII"</text:span></text:p>
      <text:p text:style-name="P9"><text:span text:style-name="T7">18</text:span>-Testa se a função retorna <text:span text:style-name="T8">1666</text:span> quando a entrada é <text:span text:style-name="T6">"MDCLXVI"</text:span></text:p>
      <text:p text:style-name="P11"><text:span text:style-name="T7">19</text:span>-Testa se a função retorna <text:span text:style-name="T8">1711</text:span> quando a entrada é <text:span text:style-name="T6">"MMCCCXIII"</text:span></text:p>
      <text:p text:style-name="P11"><text:span text:style-name="T7">20</text:span>-Testa se a função retorna <text:span text:style-name="T8">2771</text:span> quando a entrada é <text:span text:style-name="T6">"MMDCCLXXI"</text:span>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0:05:43.999646626</meta:creation-date>
    <dc:date>2017-04-22T11:50:03.423646681</dc:date>
    <meta:editing-duration>PT1M47S</meta:editing-duration>
    <meta:editing-cycles>1</meta:editing-cycles>
    <meta:document-statistic meta:table-count="0" meta:image-count="0" meta:object-count="0" meta:page-count="3" meta:paragraph-count="87" meta:word-count="1066" meta:character-count="5986" meta:non-whitespace-character-count="4998"/>
    <meta:generator>LibreOffice/5.1.6.2$Linux_X86_64 LibreOffice_project/10m0$Build-2</meta:generator>
  </office:meta>
</office:document-meta>
</file>